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46ad" officeooo:paragraph-rsid="000746ad"/>
    </style:style>
    <style:style style:name="P2" style:family="paragraph" style:parent-style-name="Standard">
      <style:text-properties officeooo:rsid="000afdba" officeooo:paragraph-rsid="000afdba"/>
    </style:style>
    <style:style style:name="P3" style:family="paragraph" style:parent-style-name="Standard">
      <style:text-properties fo:font-weight="bold" officeooo:rsid="000746ad" officeooo:paragraph-rsid="000746ad" style:font-weight-asian="bold" style:font-weight-complex="bold"/>
    </style:style>
    <style:style style:name="P4" style:family="paragraph" style:parent-style-name="Standard">
      <style:text-properties fo:font-weight="bold" officeooo:rsid="000afdba" officeooo:paragraph-rsid="000afdba" style:font-weight-asian="bold" style:font-weight-complex="bold"/>
    </style:style>
    <style:style style:name="P5" style:family="paragraph" style:parent-style-name="Standard">
      <style:text-properties fo:font-weight="bold" officeooo:rsid="0037a003" officeooo:paragraph-rsid="0037a003" style:font-weight-asian="bold" style:font-weight-complex="bold"/>
    </style:style>
    <style:style style:name="P6" style:family="paragraph" style:parent-style-name="Standard" style:list-style-name="L1">
      <style:text-properties fo:font-weight="bold" officeooo:rsid="0047ad0c" officeooo:paragraph-rsid="0047ad0c" style:font-weight-asian="bold" style:font-weight-complex="bold"/>
    </style:style>
    <style:style style:name="P7" style:family="paragraph" style:parent-style-name="Standard" style:list-style-name="L1">
      <style:text-properties fo:font-weight="bold" officeooo:rsid="000afdba" officeooo:paragraph-rsid="000afdba" style:font-weight-asian="bold" style:font-weight-complex="bold"/>
    </style:style>
    <style:style style:name="P8" style:family="paragraph" style:parent-style-name="Standard" style:list-style-name="L1">
      <style:text-properties officeooo:rsid="000afdba" officeooo:paragraph-rsid="004bb0b5"/>
    </style:style>
    <style:style style:name="P9" style:family="paragraph" style:parent-style-name="Standard" style:list-style-name="L1">
      <style:text-properties officeooo:rsid="000afdba" officeooo:paragraph-rsid="000afdba"/>
    </style:style>
    <style:style style:name="P10" style:family="paragraph" style:parent-style-name="Standard" style:list-style-name="L1">
      <style:text-properties officeooo:rsid="000afdba" officeooo:paragraph-rsid="0043ead4"/>
    </style:style>
    <style:style style:name="P11" style:family="paragraph" style:parent-style-name="Standard" style:list-style-name="L1">
      <style:text-properties officeooo:rsid="000afdba" officeooo:paragraph-rsid="0056e157"/>
    </style:style>
    <style:style style:name="P12" style:family="paragraph" style:parent-style-name="Standard" style:list-style-name="L1">
      <style:text-properties officeooo:rsid="0010ddec" officeooo:paragraph-rsid="004a4c19"/>
    </style:style>
    <style:style style:name="P13" style:family="paragraph" style:parent-style-name="Standard" style:list-style-name="L1">
      <style:text-properties officeooo:rsid="0010ddec" officeooo:paragraph-rsid="000e6375"/>
    </style:style>
    <style:style style:name="P14" style:family="paragraph" style:parent-style-name="Standard" style:list-style-name="L1">
      <style:text-properties officeooo:rsid="0010ddec" officeooo:paragraph-rsid="0047ad0c"/>
    </style:style>
    <style:style style:name="P15" style:family="paragraph" style:parent-style-name="Standard" style:list-style-name="L1">
      <style:text-properties officeooo:rsid="0043c7f7" officeooo:paragraph-rsid="004a4c19"/>
    </style:style>
    <style:style style:name="P16" style:family="paragraph" style:parent-style-name="Standard" style:list-style-name="L1">
      <style:text-properties officeooo:rsid="0011e7c3" officeooo:paragraph-rsid="004ce8c7"/>
    </style:style>
    <style:style style:name="P17" style:family="paragraph" style:parent-style-name="Standard" style:list-style-name="L1">
      <style:text-properties officeooo:rsid="0011e7c3" officeooo:paragraph-rsid="0011e7c3"/>
    </style:style>
    <style:style style:name="P18" style:family="paragraph" style:parent-style-name="Standard" style:list-style-name="L1">
      <style:text-properties officeooo:rsid="001286d9" officeooo:paragraph-rsid="004ce8c7"/>
    </style:style>
    <style:style style:name="P19" style:family="paragraph" style:parent-style-name="Standard" style:list-style-name="L1">
      <style:text-properties officeooo:rsid="001286d9" officeooo:paragraph-rsid="001286d9"/>
    </style:style>
    <style:style style:name="P20" style:family="paragraph" style:parent-style-name="Standard" style:list-style-name="L1">
      <style:text-properties officeooo:rsid="001286d9" officeooo:paragraph-rsid="0020f235"/>
    </style:style>
    <style:style style:name="P21" style:family="paragraph" style:parent-style-name="Standard" style:list-style-name="L1">
      <style:text-properties officeooo:rsid="004a4c19" officeooo:paragraph-rsid="004ce8c7"/>
    </style:style>
    <style:style style:name="P22" style:family="paragraph" style:parent-style-name="Standard" style:list-style-name="L1">
      <style:text-properties officeooo:rsid="0020f235" officeooo:paragraph-rsid="004ce8c7"/>
    </style:style>
    <style:style style:name="P23" style:family="paragraph" style:parent-style-name="Standard" style:list-style-name="L1">
      <style:text-properties officeooo:rsid="0020f235" officeooo:paragraph-rsid="0020f235"/>
    </style:style>
    <style:style style:name="P24" style:family="paragraph" style:parent-style-name="Standard" style:list-style-name="L1">
      <style:text-properties officeooo:rsid="000cacfc" officeooo:paragraph-rsid="004a4c19"/>
    </style:style>
    <style:style style:name="P25" style:family="paragraph" style:parent-style-name="Standard" style:list-style-name="L1">
      <style:text-properties officeooo:rsid="000cacfc" officeooo:paragraph-rsid="0047ad0c"/>
    </style:style>
    <style:style style:name="P26" style:family="paragraph" style:parent-style-name="Standard" style:list-style-name="L1">
      <style:text-properties officeooo:rsid="000cacfc" officeooo:paragraph-rsid="0053efaa"/>
    </style:style>
    <style:style style:name="P27" style:family="paragraph" style:parent-style-name="Standard" style:list-style-name="L1">
      <style:text-properties officeooo:rsid="00496ecf" officeooo:paragraph-rsid="004a4c19"/>
    </style:style>
    <style:style style:name="P28" style:family="paragraph" style:parent-style-name="Standard" style:list-style-name="L1">
      <style:text-properties officeooo:rsid="004da92e" officeooo:paragraph-rsid="004da92e"/>
    </style:style>
    <style:style style:name="P29" style:family="paragraph" style:parent-style-name="Standard" style:list-style-name="L1">
      <style:text-properties officeooo:rsid="001a0f14" officeooo:paragraph-rsid="0020f235"/>
    </style:style>
    <style:style style:name="P30" style:family="paragraph" style:parent-style-name="Standard" style:list-style-name="L1">
      <style:text-properties officeooo:rsid="001a0f14" officeooo:paragraph-rsid="001a0f14"/>
    </style:style>
    <style:style style:name="P31" style:family="paragraph" style:parent-style-name="Standard" style:list-style-name="L1">
      <style:text-properties officeooo:rsid="001a0f14" officeooo:paragraph-rsid="0047ad0c"/>
    </style:style>
    <style:style style:name="P32" style:family="paragraph" style:parent-style-name="Standard" style:list-style-name="L1">
      <style:text-properties officeooo:rsid="0021fd4b" officeooo:paragraph-rsid="0021fd4b"/>
    </style:style>
    <style:style style:name="P33" style:family="paragraph" style:parent-style-name="Standard" style:list-style-name="L1">
      <style:text-properties officeooo:rsid="0014f387" officeooo:paragraph-rsid="0014f387"/>
    </style:style>
    <style:style style:name="P34" style:family="paragraph" style:parent-style-name="Standard" style:list-style-name="L1">
      <style:text-properties officeooo:rsid="003aa30d" officeooo:paragraph-rsid="003aa30d"/>
    </style:style>
    <style:style style:name="P35" style:family="paragraph" style:parent-style-name="Standard" style:list-style-name="L2">
      <style:text-properties officeooo:rsid="003aa30d" officeooo:paragraph-rsid="003aa30d"/>
    </style:style>
    <style:style style:name="P36" style:family="paragraph" style:parent-style-name="Standard" style:list-style-name="L1">
      <style:text-properties officeooo:rsid="00354170" officeooo:paragraph-rsid="0014f387"/>
    </style:style>
    <style:style style:name="P37" style:family="paragraph" style:parent-style-name="Standard" style:list-style-name="L1">
      <style:text-properties officeooo:rsid="00354170" officeooo:paragraph-rsid="0037a003"/>
    </style:style>
    <style:style style:name="P38" style:family="paragraph" style:parent-style-name="Standard" style:list-style-name="L1">
      <style:text-properties officeooo:rsid="0028a524" officeooo:paragraph-rsid="0028a524"/>
    </style:style>
    <style:style style:name="P39" style:family="paragraph" style:parent-style-name="Standard" style:list-style-name="L1">
      <style:text-properties officeooo:rsid="0028a524" officeooo:paragraph-rsid="0039372e"/>
    </style:style>
    <style:style style:name="P40" style:family="paragraph" style:parent-style-name="Standard" style:list-style-name="L1">
      <style:text-properties officeooo:rsid="0028a524" officeooo:paragraph-rsid="0053efaa"/>
    </style:style>
    <style:style style:name="P41" style:family="paragraph" style:parent-style-name="Standard" style:list-style-name="L1">
      <style:text-properties officeooo:rsid="0022a3ff" officeooo:paragraph-rsid="0022a3ff"/>
    </style:style>
    <style:style style:name="P42" style:family="paragraph" style:parent-style-name="Standard" style:list-style-name="L1">
      <style:text-properties officeooo:rsid="00477a6e" officeooo:paragraph-rsid="00477a6e"/>
    </style:style>
    <style:style style:name="P43" style:family="paragraph" style:parent-style-name="Standard" style:list-style-name="L1">
      <style:text-properties officeooo:rsid="003dc1fb" officeooo:paragraph-rsid="003dc1fb"/>
    </style:style>
    <style:style style:name="P44" style:family="paragraph" style:parent-style-name="Standard" style:list-style-name="L1">
      <style:text-properties officeooo:rsid="001a2cad" officeooo:paragraph-rsid="001a2cad"/>
    </style:style>
    <style:style style:name="P45" style:family="paragraph" style:parent-style-name="Standard" style:list-style-name="L1">
      <style:text-properties officeooo:rsid="003bdcf1" officeooo:paragraph-rsid="003bdcf1"/>
    </style:style>
    <style:style style:name="P46" style:family="paragraph" style:parent-style-name="Standard" style:list-style-name="L1">
      <style:text-properties officeooo:rsid="000e6375" officeooo:paragraph-rsid="000e6375"/>
    </style:style>
    <style:style style:name="P47" style:family="paragraph" style:parent-style-name="Standard" style:list-style-name="L1">
      <style:text-properties officeooo:rsid="000e6375" officeooo:paragraph-rsid="001a2cad"/>
    </style:style>
    <style:style style:name="P48" style:family="paragraph" style:parent-style-name="Standard" style:list-style-name="L1">
      <style:text-properties officeooo:rsid="00262eea" officeooo:paragraph-rsid="00262eea"/>
    </style:style>
    <style:style style:name="P49" style:family="paragraph" style:parent-style-name="Standard" style:list-style-name="L1">
      <style:text-properties officeooo:rsid="00262eea" officeooo:paragraph-rsid="0047ad0c"/>
    </style:style>
    <style:style style:name="P50" style:family="paragraph" style:parent-style-name="Standard" style:list-style-name="L1">
      <style:text-properties officeooo:rsid="00199dd9" officeooo:paragraph-rsid="0047ad0c"/>
    </style:style>
    <style:style style:name="P51" style:family="paragraph" style:parent-style-name="Standard" style:list-style-name="L1">
      <style:text-properties officeooo:rsid="0029b39a" officeooo:paragraph-rsid="0047ad0c"/>
    </style:style>
    <style:style style:name="P52" style:family="paragraph" style:parent-style-name="Standard" style:list-style-name="L1">
      <style:text-properties officeooo:rsid="001cfc80" officeooo:paragraph-rsid="0047ad0c"/>
    </style:style>
    <style:style style:name="P53" style:family="paragraph" style:parent-style-name="Standard" style:list-style-name="L1">
      <style:text-properties officeooo:rsid="001cfc80" officeooo:paragraph-rsid="001cfc80"/>
    </style:style>
    <style:style style:name="P54" style:family="paragraph" style:parent-style-name="Standard" style:list-style-name="L1">
      <style:text-properties officeooo:rsid="001cfc80" officeooo:paragraph-rsid="0050eb0e"/>
    </style:style>
    <style:style style:name="P55" style:family="paragraph" style:parent-style-name="Standard" style:list-style-name="L1">
      <style:text-properties officeooo:rsid="001d0e56" officeooo:paragraph-rsid="0047ad0c"/>
    </style:style>
    <style:style style:name="P56" style:family="paragraph" style:parent-style-name="Standard" style:list-style-name="L1">
      <style:text-properties officeooo:rsid="001d0e56" officeooo:paragraph-rsid="0053efaa"/>
    </style:style>
    <style:style style:name="P57" style:family="paragraph" style:parent-style-name="Standard" style:list-style-name="L1">
      <style:text-properties officeooo:rsid="001e4fdb" officeooo:paragraph-rsid="0047ad0c"/>
    </style:style>
    <style:style style:name="P58" style:family="paragraph" style:parent-style-name="Standard" style:list-style-name="L1">
      <style:text-properties officeooo:rsid="001e4fdb" officeooo:paragraph-rsid="0043c7f7"/>
    </style:style>
    <style:style style:name="P59" style:family="paragraph" style:parent-style-name="Standard" style:list-style-name="L1">
      <style:text-properties officeooo:rsid="001e4fdb" officeooo:paragraph-rsid="001e4fdb"/>
    </style:style>
    <style:style style:name="P60" style:family="paragraph" style:parent-style-name="Standard" style:list-style-name="L1">
      <style:text-properties officeooo:rsid="002b8631" officeooo:paragraph-rsid="0047ad0c"/>
    </style:style>
    <style:style style:name="P61" style:family="paragraph" style:parent-style-name="Standard" style:list-style-name="L1">
      <style:text-properties officeooo:rsid="0041930c" officeooo:paragraph-rsid="0047ad0c"/>
    </style:style>
    <style:style style:name="P62" style:family="paragraph" style:parent-style-name="Standard" style:list-style-name="L1">
      <style:text-properties officeooo:rsid="0041da6f" officeooo:paragraph-rsid="0047ad0c"/>
    </style:style>
    <style:style style:name="P63" style:family="paragraph" style:parent-style-name="Standard" style:list-style-name="L1">
      <style:text-properties officeooo:rsid="0041da6f" officeooo:paragraph-rsid="0041da6f"/>
    </style:style>
    <style:style style:name="P64" style:family="paragraph" style:parent-style-name="Standard" style:list-style-name="L1">
      <style:text-properties officeooo:rsid="002a4f70" officeooo:paragraph-rsid="0043c7f7"/>
    </style:style>
    <style:style style:name="P65" style:family="paragraph" style:parent-style-name="Standard" style:list-style-name="L1">
      <style:text-properties officeooo:rsid="001f219f" officeooo:paragraph-rsid="0050eb0e"/>
    </style:style>
    <style:style style:name="P66" style:family="paragraph" style:parent-style-name="Standard" style:list-style-name="L1">
      <style:text-properties officeooo:rsid="000746ad" officeooo:paragraph-rsid="001a2cad"/>
    </style:style>
    <style:style style:name="P67" style:family="paragraph" style:parent-style-name="Standard" style:list-style-name="L1">
      <style:text-properties officeooo:rsid="00344a8d" officeooo:paragraph-rsid="00344a8d"/>
    </style:style>
    <style:style style:name="P68" style:family="paragraph" style:parent-style-name="Standard" style:list-style-name="L1">
      <style:text-properties officeooo:rsid="00344a8d" officeooo:paragraph-rsid="0056e157"/>
    </style:style>
    <style:style style:name="P69" style:family="paragraph" style:parent-style-name="Standard" style:list-style-name="L1">
      <style:text-properties officeooo:rsid="003fc4b2" officeooo:paragraph-rsid="003fc4b2"/>
    </style:style>
    <style:style style:name="P70" style:family="paragraph" style:parent-style-name="Standard" style:list-style-name="L1">
      <style:text-properties officeooo:rsid="003fc4b2" officeooo:paragraph-rsid="0056e157"/>
    </style:style>
    <style:style style:name="P71" style:family="paragraph" style:parent-style-name="Standard" style:list-style-name="L1">
      <style:text-properties officeooo:rsid="0034aedd" officeooo:paragraph-rsid="0034aedd"/>
    </style:style>
    <style:style style:name="P72" style:family="paragraph" style:parent-style-name="Standard" style:list-style-name="L1">
      <style:text-properties officeooo:rsid="0034aedd" officeooo:paragraph-rsid="0056e157"/>
    </style:style>
    <style:style style:name="P73" style:family="paragraph" style:parent-style-name="Standard" style:list-style-name="L1">
      <style:text-properties officeooo:rsid="002f2133" officeooo:paragraph-rsid="002f2133"/>
    </style:style>
    <style:style style:name="P74" style:family="paragraph" style:parent-style-name="Standard" style:list-style-name="L2">
      <style:text-properties officeooo:rsid="002f2133" officeooo:paragraph-rsid="0037a003"/>
    </style:style>
    <style:style style:name="P75" style:family="paragraph" style:parent-style-name="Standard" style:list-style-name="L1">
      <style:text-properties officeooo:rsid="0037d814" officeooo:paragraph-rsid="0037d814"/>
    </style:style>
    <style:style style:name="P76" style:family="paragraph" style:parent-style-name="Standard" style:list-style-name="L2">
      <style:text-properties officeooo:rsid="0037d814" officeooo:paragraph-rsid="0037d814"/>
    </style:style>
    <style:style style:name="P77" style:family="paragraph" style:parent-style-name="Standard" style:list-style-name="L1">
      <style:text-properties officeooo:rsid="003514c8" officeooo:paragraph-rsid="003514c8"/>
    </style:style>
    <style:style style:name="P78" style:family="paragraph" style:parent-style-name="Standard" style:list-style-name="L1">
      <style:text-properties officeooo:rsid="0039372e" officeooo:paragraph-rsid="0039372e"/>
    </style:style>
    <style:style style:name="P79" style:family="paragraph" style:parent-style-name="Standard" style:list-style-name="L1">
      <style:text-properties officeooo:rsid="00458a3c" officeooo:paragraph-rsid="00458a3c"/>
    </style:style>
    <style:style style:name="P80" style:family="paragraph" style:parent-style-name="Standard" style:list-style-name="L1">
      <style:text-properties officeooo:rsid="0043ead4" officeooo:paragraph-rsid="0043ead4"/>
    </style:style>
    <style:style style:name="P81" style:family="paragraph" style:parent-style-name="Standard" style:list-style-name="L2">
      <style:text-properties officeooo:rsid="00324b7e" officeooo:paragraph-rsid="0037a003"/>
    </style:style>
    <style:style style:name="P82" style:family="paragraph" style:parent-style-name="Standard" style:list-style-name="L1">
      <style:text-properties officeooo:rsid="00522c3a" officeooo:paragraph-rsid="00522c3a"/>
    </style:style>
    <style:style style:name="P83" style:family="paragraph" style:parent-style-name="Standard" style:list-style-name="L1">
      <style:text-properties officeooo:rsid="0054e77c" officeooo:paragraph-rsid="0054e77c"/>
    </style:style>
    <style:style style:name="P84" style:family="paragraph" style:parent-style-name="Standard" style:list-style-name="L1">
      <style:text-properties officeooo:rsid="00564325" officeooo:paragraph-rsid="00564325"/>
    </style:style>
    <style:style style:name="P85" style:family="paragraph" style:parent-style-name="Standard" style:list-style-name="L1">
      <style:text-properties officeooo:rsid="0056e157" officeooo:paragraph-rsid="0056e157"/>
    </style:style>
    <style:style style:name="P86" style:family="paragraph" style:parent-style-name="Standard" style:list-style-name="L1">
      <style:text-properties officeooo:rsid="0057357a" officeooo:paragraph-rsid="0057357a"/>
    </style:style>
    <style:style style:name="P87" style:family="paragraph" style:parent-style-name="Standard" style:list-style-name="L1">
      <style:text-properties officeooo:rsid="005847e2" officeooo:paragraph-rsid="005847e2"/>
    </style:style>
    <style:style style:name="T1" style:family="text">
      <style:text-properties officeooo:rsid="001a2cad"/>
    </style:style>
    <style:style style:name="T2" style:family="text">
      <style:text-properties officeooo:rsid="001cfc80"/>
    </style:style>
    <style:style style:name="T3" style:family="text">
      <style:text-properties officeooo:rsid="001e4fdb"/>
    </style:style>
    <style:style style:name="T4" style:family="text">
      <style:text-properties officeooo:rsid="0020f235"/>
    </style:style>
    <style:style style:name="T5" style:family="text">
      <style:text-properties officeooo:rsid="0024db15"/>
    </style:style>
    <style:style style:name="T6" style:family="text">
      <style:text-properties officeooo:rsid="0027b984"/>
    </style:style>
    <style:style style:name="T7" style:family="text">
      <style:text-properties officeooo:rsid="0029b39a"/>
    </style:style>
    <style:style style:name="T8" style:family="text">
      <style:text-properties officeooo:rsid="0034aedd"/>
    </style:style>
    <style:style style:name="T9" style:family="text">
      <style:text-properties officeooo:rsid="0035295d"/>
    </style:style>
    <style:style style:name="T10" style:family="text">
      <style:text-properties officeooo:rsid="00354170"/>
    </style:style>
    <style:style style:name="T11" style:family="text">
      <style:text-properties officeooo:rsid="003bdcf1"/>
    </style:style>
    <style:style style:name="T12" style:family="text">
      <style:text-properties officeooo:rsid="003dc1fb"/>
    </style:style>
    <style:style style:name="T13" style:family="text">
      <style:text-properties officeooo:rsid="0041da6f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t Tutorials Course Outline</text:p>
      <text:p text:style-name="P3">Bryan Cairns</text:p>
      <text:p text:style-name="P1"/>
      <text:p text:style-name="P1"/>
      <text:p text:style-name="P4">Qt Core</text:p>
      <text:list xml:id="list5202849368273077520" text:style-name="L1">
        <text:list-item>
          <text:p text:style-name="P6">Beginner</text:p>
          <text:list>
            <text:list-item>
              <text:p text:style-name="P8">Qt and Qt Creator</text:p>
              <text:list>
                <text:list-item>
                  <text:p text:style-name="P12">Overview</text:p>
                </text:list-item>
                <text:list-item>
                  <text:p text:style-name="P12">Licensing</text:p>
                </text:list-item>
                <text:list-item>
                  <text:p text:style-name="P12">Downloading </text:p>
                </text:list-item>
                <text:list-item>
                  <text:p text:style-name="P12">Installing</text:p>
                </text:list-item>
                <text:list-item>
                  <text:p text:style-name="P12">Configuration</text:p>
                </text:list-item>
                <text:list-item>
                  <text:p text:style-name="P12">Kits</text:p>
                </text:list-item>
                <text:list-item>
                  <text:p text:style-name="P15">Project files</text:p>
                </text:list-item>
                <text:list-item>
                  <text:p text:style-name="P82">Help</text:p>
                </text:list-item>
              </text:list>
            </text:list-item>
            <text:list-item>
              <text:p text:style-name="P16">Overview of C++</text:p>
              <text:list>
                <text:list-item>
                  <text:p text:style-name="P18">History</text:p>
                </text:list-item>
                <text:list-item>
                  <text:p text:style-name="P21">Legacy C++</text:p>
                </text:list-item>
                <text:list-item>
                  <text:p text:style-name="P18">Modern C++</text:p>
                </text:list-item>
                <text:list-item>
                  <text:p text:style-name="P18">Qt and C++</text:p>
                </text:list-item>
                <text:list-item>
                  <text:p text:style-name="P22">Main function</text:p>
                </text:list-item>
                <text:list-item>
                  <text:p text:style-name="P22">Standard library</text:p>
                </text:list-item>
              </text:list>
            </text:list-item>
            <text:list-item>
              <text:p text:style-name="P24">Project Types</text:p>
              <text:list>
                <text:list-item>
                  <text:p text:style-name="P12">Console</text:p>
                </text:list-item>
                <text:list-item>
                  <text:p text:style-name="P12">Widget</text:p>
                </text:list-item>
                <text:list-item>
                  <text:p text:style-name="P12">QML</text:p>
                </text:list-item>
                <text:list-item>
                  <text:p text:style-name="P12">Library</text:p>
                </text:list-item>
                <text:list-item>
                  <text:p text:style-name="P12"><text:span text:style-name="T6">Example: </text:span>Hello World</text:p>
                </text:list-item>
              </text:list>
            </text:list-item>
            <text:list-item>
              <text:p text:style-name="P27">Console App</text:p>
              <text:list>
                <text:list-item>
                  <text:p text:style-name="P27">Main function</text:p>
                </text:list-item>
                <text:list-item>
                  <text:p text:style-name="P27">qDebug</text:p>
                </text:list-item>
                <text:list-item>
                  <text:p text:style-name="P27">STDOUT</text:p>
                </text:list-item>
                <text:list-item>
                  <text:p text:style-name="P28">Hello World</text:p>
                </text:list-item>
              </text:list>
            </text:list-item>
            <text:list-item>
              <text:p text:style-name="P17">Variables</text:p>
              <text:list>
                <text:list-item>
                  <text:p text:style-name="P19">Comments</text:p>
                </text:list-item>
                <text:list-item>
                  <text:p text:style-name="P19">Booleans</text:p>
                </text:list-item>
                <text:list-item>
                  <text:p text:style-name="P19">Numbers</text:p>
                </text:list-item>
                <text:list-item>
                  <text:p text:style-name="P19">Enums</text:p>
                </text:list-item>
                <text:list-item>
                  <text:p text:style-name="P19">Structs</text:p>
                </text:list-item>
              </text:list>
            </text:list-item>
            <text:list-item>
              <text:p text:style-name="P20">Pointers</text:p>
              <text:list>
                <text:list-item>
                  <text:p text:style-name="P29">Creating</text:p>
                </text:list-item>
                <text:list-item>
                  <text:p text:style-name="P29">Deleting</text:p>
                </text:list-item>
                <text:list-item>
                  <text:p text:style-name="P29">Stack vs Heap</text:p>
                </text:list-item>
                <text:list-item>
                  <text:p text:style-name="P29">Memory <text:span text:style-name="T2">management</text:span></text:p>
                </text:list-item>
              </text:list>
            </text:list-item>
            <text:list-item>
              <text:p text:style-name="P17">Flow Control</text:p>
              <text:list>
                <text:list-item>
                  <text:p text:style-name="P19"><text:soft-page-break/>IF ELSE</text:p>
                </text:list-item>
                <text:list-item>
                  <text:p text:style-name="P32">Ternary</text:p>
                </text:list-item>
                <text:list-item>
                  <text:p text:style-name="P19">Switch</text:p>
                </text:list-item>
                <text:list-item>
                  <text:p text:style-name="P19">Do While</text:p>
                </text:list-item>
                <text:list-item>
                  <text:p text:style-name="P19">For and For Each</text:p>
                </text:list-item>
              </text:list>
            </text:list-item>
            <text:list-item>
              <text:p text:style-name="P23">Functions</text:p>
              <text:list>
                <text:list-item>
                  <text:p text:style-name="P23">Creating</text:p>
                </text:list-item>
                <text:list-item>
                  <text:p text:style-name="P23">Returning values</text:p>
                </text:list-item>
                <text:list-item>
                  <text:p text:style-name="P23">Overloading</text:p>
                </text:list-item>
                <text:list-item>
                  <text:p text:style-name="P23">By ref</text:p>
                </text:list-item>
                <text:list-item>
                  <text:p text:style-name="P23">By value</text:p>
                </text:list-item>
              </text:list>
            </text:list-item>
            <text:list-item>
              <text:p text:style-name="P17">Classes</text:p>
              <text:list>
                <text:list-item>
                  <text:p text:style-name="P33">Creating</text:p>
                </text:list-item>
                <text:list-item>
                  <text:p text:style-name="P34">Importing</text:p>
                </text:list-item>
                <text:list-item>
                  <text:p text:style-name="P33">Constructors</text:p>
                </text:list-item>
                <text:list-item>
                  <text:p text:style-name="P36">Deconstructors</text:p>
                </text:list-item>
                <text:list-item>
                  <text:p text:style-name="P33">Inheriting</text:p>
                </text:list-item>
                <text:list-item>
                  <text:p text:style-name="P33">Overriding</text:p>
                </text:list-item>
                <text:list-item>
                  <text:p text:style-name="P38">Abstract</text:p>
                </text:list-item>
              </text:list>
            </text:list-item>
            <text:list-item>
              <text:p text:style-name="P33">Scope</text:p>
              <text:list>
                <text:list-item>
                  <text:p text:style-name="P33"><text:span text:style-name="T4">F</text:span>unctions</text:p>
                </text:list-item>
                <text:list-item>
                  <text:p text:style-name="P33"><text:span text:style-name="T4">C</text:span>lasses</text:p>
                </text:list-item>
                <text:list-item>
                  <text:p text:style-name="P23">Global</text:p>
                </text:list-item>
              </text:list>
            </text:list-item>
            <text:list-item>
              <text:p text:style-name="P54">Signals and Slots</text:p>
              <text:list>
                <text:list-item>
                  <text:p text:style-name="P54">Creating</text:p>
                </text:list-item>
                <text:list-item>
                  <text:p text:style-name="P54">Connecting</text:p>
                </text:list-item>
                <text:list-item>
                  <text:p text:style-name="P54">Disconnecting</text:p>
                </text:list-item>
                <text:list-item>
                  <text:p text:style-name="P65">Example: Working with properties</text:p>
                </text:list-item>
              </text:list>
            </text:list-item>
            <text:list-item>
              <text:p text:style-name="P17">Error handling</text:p>
              <text:list>
                <text:list-item>
                  <text:p text:style-name="P32">Errors vs exceptions</text:p>
                </text:list-item>
                <text:list-item>
                  <text:p text:style-name="P41">Throwing </text:p>
                </text:list-item>
                <text:list-item>
                  <text:p text:style-name="P30">Try catch</text:p>
                </text:list-item>
                <text:list-item>
                  <text:p text:style-name="P30">Finally</text:p>
                </text:list-item>
                <text:list-item>
                  <text:p text:style-name="P30">Catch All</text:p>
                </text:list-item>
              </text:list>
            </text:list-item>
            <text:list-item>
              <text:p text:style-name="P42">Generics </text:p>
              <text:list>
                <text:list-item>
                  <text:p text:style-name="P42">Generics</text:p>
                </text:list-item>
                <text:list-item>
                  <text:p text:style-name="P42">Generic Functions</text:p>
                </text:list-item>
                <text:list-item>
                  <text:p text:style-name="P42">Generic Classes</text:p>
                </text:list-item>
                <text:list-item>
                  <text:p text:style-name="P42">Templates</text:p>
                </text:list-item>
              </text:list>
            </text:list-item>
            <text:list-item>
              <text:p text:style-name="P43">Libraries</text:p>
              <text:list>
                <text:list-item>
                  <text:p text:style-name="P43">Creating</text:p>
                </text:list-item>
                <text:list-item>
                  <text:p text:style-name="P43">Importing</text:p>
                </text:list-item>
                <text:list-item>
                  <text:p text:style-name="P43">Using</text:p>
                </text:list-item>
              </text:list>
            </text:list-item>
            <text:list-item>
              <text:p text:style-name="P13">Common Classes</text:p>
              <text:list>
                <text:list-item>
                  <text:p text:style-name="P44">Qobject</text:p>
                </text:list-item>
                <text:list-item>
                  <text:p text:style-name="P45"><text:soft-page-break/>Qint</text:p>
                </text:list-item>
                <text:list-item>
                  <text:p text:style-name="P46">QString</text:p>
                </text:list-item>
                <text:list-item>
                  <text:p text:style-name="P46">QDate</text:p>
                </text:list-item>
                <text:list-item>
                  <text:p text:style-name="P46">QTime</text:p>
                </text:list-item>
                <text:list-item>
                  <text:p text:style-name="P46">Q<text:span text:style-name="T1">D</text:span>ateTime</text:p>
                </text:list-item>
                <text:list-item>
                  <text:p text:style-name="P44">Q<text:span text:style-name="T10">V</text:span>ariant</text:p>
                </text:list-item>
                <text:list-item>
                  <text:p text:style-name="P48">Example: using a Q<text:span text:style-name="T11">V</text:span>ariant to store unknown data types</text:p>
                </text:list-item>
              </text:list>
            </text:list-item>
          </text:list>
        </text:list-item>
        <text:list-item>
          <text:p text:style-name="P9"><text:span text:style-name="T14">Intermediate</text:span></text:p>
          <text:list>
            <text:list-item>
              <text:p text:style-name="P14">Pointers</text:p>
              <text:list>
                <text:list-item>
                  <text:p text:style-name="P31"><text:span text:style-name="T5">Parent and </text:span>Child</text:p>
                </text:list-item>
                <text:list-item>
                  <text:p text:style-name="P50">QWeakPointer</text:p>
                </text:list-item>
                <text:list-item>
                  <text:p text:style-name="P50">QScopedPointer</text:p>
                </text:list-item>
                <text:list-item>
                  <text:p text:style-name="P50">Q<text:span text:style-name="T10">S</text:span>haredPointer</text:p>
                </text:list-item>
                <text:list-item>
                  <text:p text:style-name="P51">Example: Using QScopedPointer</text:p>
                </text:list-item>
              </text:list>
            </text:list-item>
            <text:list-item>
              <text:p text:style-name="P52">Collections</text:p>
              <text:list>
                <text:list-item>
                  <text:p text:style-name="P52">QList</text:p>
                </text:list-item>
                <text:list-item>
                  <text:p text:style-name="P52">QSet</text:p>
                </text:list-item>
                <text:list-item>
                  <text:p text:style-name="P52">QHash</text:p>
                </text:list-item>
                <text:list-item>
                  <text:p text:style-name="P52">QMap</text:p>
                </text:list-item>
                <text:list-item>
                  <text:p text:style-name="P52">Q<text:span text:style-name="T7">L</text:span>inkedList</text:p>
                </text:list-item>
                <text:list-item>
                  <text:p text:style-name="P49">Example: Lists of objects</text:p>
                </text:list-item>
              </text:list>
            </text:list-item>
            <text:list-item>
              <text:p text:style-name="P25">File System</text:p>
              <text:list>
                <text:list-item>
                  <text:p text:style-name="P55">QDir</text:p>
                </text:list-item>
                <text:list-item>
                  <text:p text:style-name="P55">QFile</text:p>
                </text:list-item>
                <text:list-item>
                  <text:p text:style-name="P55">Q<text:span text:style-name="T3">F</text:span>ileInfo</text:p>
                </text:list-item>
                <text:list-item>
                  <text:p text:style-name="P57">Reading Files</text:p>
                </text:list-item>
                <text:list-item>
                  <text:p text:style-name="P57">Writing files</text:p>
                </text:list-item>
                <text:list-item>
                  <text:p text:style-name="P60">Appending files</text:p>
                </text:list-item>
                <text:list-item>
                  <text:p text:style-name="P60">Write modes</text:p>
                </text:list-item>
                <text:list-item>
                  <text:p text:style-name="P61">Q<text:span text:style-name="T13">F</text:span>ileSystemWatcher</text:p>
                </text:list-item>
                <text:list-item>
                  <text:p text:style-name="P62">QLockfile</text:p>
                </text:list-item>
                <text:list-item>
                  <text:p text:style-name="P57">Example: Reading files</text:p>
                </text:list-item>
              </text:list>
            </text:list-item>
            <text:list-item>
              <text:p text:style-name="P64">Encoding data</text:p>
              <text:list>
                <text:list-item>
                  <text:p text:style-name="P64">ASCII</text:p>
                </text:list-item>
                <text:list-item>
                  <text:p text:style-name="P64">UTF-8</text:p>
                </text:list-item>
                <text:list-item>
                  <text:p text:style-name="P64">XML</text:p>
                </text:list-item>
                <text:list-item>
                  <text:p text:style-name="P64">JSON</text:p>
                </text:list-item>
                <text:list-item>
                  <text:p text:style-name="P64">Base64</text:p>
                </text:list-item>
                <text:list-item>
                  <text:p text:style-name="P58">Serializing objects</text:p>
                </text:list-item>
                <text:list-item>
                  <text:p text:style-name="P64">Example: Serialize object and load it from disk</text:p>
                </text:list-item>
              </text:list>
            </text:list-item>
            <text:list-item>
              <text:p text:style-name="P47">Macros</text:p>
              <text:list>
                <text:list-item>
                  <text:p text:style-name="P66">QObject Macro</text:p>
                </text:list-item>
                <text:list-item>
                  <text:p text:style-name="P66">qDeleteAll</text:p>
                </text:list-item>
                <text:list-item>
                  <text:p text:style-name="P66">qDebug</text:p>
                </text:list-item>
                <text:list-item>
                  <text:p text:style-name="P66">qFill</text:p>
                </text:list-item>
                <text:list-item>
                  <text:p text:style-name="P66"><text:soft-page-break/>qSort</text:p>
                </text:list-item>
                <text:list-item>
                  <text:p text:style-name="P66">qCopy</text:p>
                </text:list-item>
                <text:list-item>
                  <text:p text:style-name="P66">qFind</text:p>
                </text:list-item>
                <text:list-item>
                  <text:p text:style-name="P66">qSort</text:p>
                </text:list-item>
              </text:list>
            </text:list-item>
            <text:list-item>
              <text:p text:style-name="P53">System</text:p>
              <text:list>
                <text:list-item>
                  <text:p text:style-name="P53">Q<text:span text:style-name="T12">S</text:span>ysInfo</text:p>
                </text:list-item>
                <text:list-item>
                  <text:p text:style-name="P43">QSettings</text:p>
                </text:list-item>
                <text:list-item>
                  <text:p text:style-name="P53">Determine OS at run time</text:p>
                </text:list-item>
                <text:list-item>
                  <text:p text:style-name="P59">Example: Run code depending on the OS</text:p>
                </text:list-item>
              </text:list>
            </text:list-item>
            <text:list-item>
              <text:p text:style-name="P59">Timer</text:p>
              <text:list>
                <text:list-item>
                  <text:p text:style-name="P59">QTimer</text:p>
                </text:list-item>
                <text:list-item>
                  <text:p text:style-name="P59">SingleShot</text:p>
                </text:list-item>
                <text:list-item>
                  <text:p text:style-name="P59">Repeating</text:p>
                </text:list-item>
                <text:list-item>
                  <text:p text:style-name="P59">Example: File watcher</text:p>
                </text:list-item>
              </text:list>
            </text:list-item>
            <text:list-item>
              <text:p text:style-name="P63">Meta Object System</text:p>
              <text:list>
                <text:list-item>
                  <text:p text:style-name="P63">QMetaObject</text:p>
                </text:list-item>
                <text:list-item>
                  <text:p text:style-name="P63">Q_ClassInfo</text:p>
                </text:list-item>
                <text:list-item>
                  <text:p text:style-name="P63">Invoke Method</text:p>
                </text:list-item>
                <text:list-item>
                  <text:p text:style-name="P63">Return Type</text:p>
                </text:list-item>
              </text:list>
            </text:list-item>
            <text:list-item>
              <text:p text:style-name="P26">Design Patterns</text:p>
              <text:list>
                <text:list-item>
                  <text:p text:style-name="P56">Singleton patterns</text:p>
                </text:list-item>
                <text:list-item>
                  <text:p text:style-name="P56">Parent child</text:p>
                </text:list-item>
                <text:list-item>
                  <text:p text:style-name="P40">Factories</text:p>
                </text:list-item>
                <text:list-item>
                  <text:p text:style-name="P40">Prototypes</text:p>
                </text:list-item>
              </text:list>
            </text:list-item>
          </text:list>
        </text:list-item>
        <text:list-item>
          <text:p text:style-name="P7">Advanced</text:p>
          <text:list>
            <text:list-item>
              <text:p text:style-name="P9">Sockets</text:p>
              <text:list>
                <text:list-item>
                  <text:p text:style-name="P73">Networking fundamentals</text:p>
                </text:list-item>
                <text:list-item>
                  <text:p text:style-name="P73">TCP vs UDP</text:p>
                </text:list-item>
                <text:list-item>
                  <text:p text:style-name="P73">TCP Socket</text:p>
                </text:list-item>
                <text:list-item>
                  <text:p text:style-name="P73">TCP Server Socket</text:p>
                </text:list-item>
                <text:list-item>
                  <text:p text:style-name="P73">Q<text:span text:style-name="T13">N</text:span>etworkAccessManager</text:p>
                </text:list-item>
                <text:list-item>
                  <text:p text:style-name="P73">UDP</text:p>
                </text:list-item>
                <text:list-item>
                  <text:p text:style-name="P73">Example: <text:span text:style-name="T9">TCP – serialize object and send it to client</text:span></text:p>
                </text:list-item>
              </text:list>
            </text:list-item>
            <text:list-item>
              <text:p text:style-name="P11">Threads</text:p>
              <text:list>
                <text:list-item>
                  <text:p text:style-name="P68">MoveToThread</text:p>
                </text:list-item>
                <text:list-item>
                  <text:p text:style-name="P68">Qthread</text:p>
                </text:list-item>
                <text:list-item>
                  <text:p text:style-name="P70">QFuture</text:p>
                </text:list-item>
                <text:list-item>
                  <text:p text:style-name="P68">QThreadPool &amp; Qrunnable</text:p>
                </text:list-item>
                <text:list-item>
                  <text:p text:style-name="P72">QConcurrence</text:p>
                </text:list-item>
                <text:list-item>
                  <text:p text:style-name="P68"><text:span text:style-name="T8">Example: TCP Server</text:span></text:p>
                </text:list-item>
              </text:list>
            </text:list-item>
            <text:list-item>
              <text:p text:style-name="P75">Models</text:p>
              <text:list>
                <text:list-item>
                  <text:p text:style-name="P83">Model view programming</text:p>
                </text:list-item>
                <text:list-item>
                  <text:p text:style-name="P83">QStringList</text:p>
                </text:list-item>
                <text:list-item>
                  <text:p text:style-name="P83">QStandardModel</text:p>
                </text:list-item>
                <text:list-item>
                  <text:p text:style-name="P83">QfileSystemModel</text:p>
                </text:list-item>
                <text:list-item>
                  <text:p text:style-name="P84"><text:soft-page-break/>QAbstractItemModel</text:p>
                </text:list-item>
                <text:list-item>
                  <text:p text:style-name="P84">QAbstractList</text:p>
                </text:list-item>
                <text:list-item>
                  <text:p text:style-name="P84">QAbstractTableModel</text:p>
                </text:list-item>
              </text:list>
            </text:list-item>
            <text:list-item>
              <text:p text:style-name="P43">Database</text:p>
              <text:list>
                <text:list-item>
                  <text:p text:style-name="P85">Databases</text:p>
                </text:list-item>
                <text:list-item>
                  <text:p text:style-name="P85">Setup MySQL</text:p>
                </text:list-item>
                <text:list-item>
                  <text:p text:style-name="P85">Connection</text:p>
                </text:list-item>
                <text:list-item>
                  <text:p text:style-name="P85">Add Items</text:p>
                </text:list-item>
                <text:list-item>
                  <text:p text:style-name="P85">Update Items</text:p>
                </text:list-item>
                <text:list-item>
                  <text:p text:style-name="P85">Delete Items</text:p>
                </text:list-item>
                <text:list-item>
                  <text:p text:style-name="P85">Search items</text:p>
                </text:list-item>
                <text:list-item>
                  <text:p text:style-name="P85">QSqlQueryModel</text:p>
                </text:list-item>
                <text:list-item>
                  <text:p text:style-name="P85">QSqlTableModel</text:p>
                </text:list-item>
                <text:list-item>
                  <text:p text:style-name="P85">QSqlRelationalTableModel </text:p>
                </text:list-item>
              </text:list>
            </text:list-item>
            <text:list-item>
              <text:p text:style-name="P77">Charts and Plotting</text:p>
              <text:list>
                <text:list-item>
                  <text:p text:style-name="P86">Line and spline charts</text:p>
                </text:list-item>
                <text:list-item>
                  <text:p text:style-name="P86">Area and scatter charts</text:p>
                </text:list-item>
                <text:list-item>
                  <text:p text:style-name="P86">Bar charts</text:p>
                </text:list-item>
                <text:list-item>
                  <text:p text:style-name="P86">Pie charts</text:p>
                </text:list-item>
                <text:list-item>
                  <text:p text:style-name="P86">Box-and-whiskers charts</text:p>
                </text:list-item>
                <text:list-item>
                  <text:p text:style-name="P86">Candlestick charts</text:p>
                </text:list-item>
                <text:list-item>
                  <text:p text:style-name="P86">Polar charts</text:p>
                </text:list-item>
              </text:list>
            </text:list-item>
            <text:list-item>
              <text:p text:style-name="P39">Plugins</text:p>
              <text:list>
                <text:list-item>
                  <text:p text:style-name="P78">Creating</text:p>
                </text:list-item>
                <text:list-item>
                  <text:p text:style-name="P78">Loading</text:p>
                </text:list-item>
                <text:list-item>
                  <text:p text:style-name="P78">Using</text:p>
                </text:list-item>
                <text:list-item>
                  <text:p text:style-name="P87">Example: TCP Server with Plugins</text:p>
                </text:list-item>
              </text:list>
            </text:list-item>
          </text:list>
          <text:p text:style-name="P37"/>
        </text:list-item>
      </text:list>
      <text:p text:style-name="P2"/>
      <text:p text:style-name="P1"/>
      <text:p text:style-name="P4">Qt Widgets</text:p>
      <text:list xml:id="list120510147944218" text:continue-numbering="true" text:style-name="L1">
        <text:list-item>
          <text:p text:style-name="P10">Beginner</text:p>
          <text:list>
            <text:list-item>
              <text:p text:style-name="P79">Dialogs</text:p>
            </text:list-item>
            <text:list-item>
              <text:p text:style-name="P79">Buttons</text:p>
            </text:list-item>
            <text:list-item>
              <text:p text:style-name="P79">Input</text:p>
            </text:list-item>
            <text:list-item>
              <text:p text:style-name="P79">Layouts</text:p>
            </text:list-item>
            <text:list-item>
              <text:p text:style-name="P79">Containers</text:p>
            </text:list-item>
          </text:list>
        </text:list-item>
        <text:list-item>
          <text:p text:style-name="P10">Intermediate</text:p>
          <text:list>
            <text:list-item>
              <text:p text:style-name="P79">QMainWindow</text:p>
            </text:list-item>
            <text:list-item>
              <text:p text:style-name="P80">ListviewWidget</text:p>
            </text:list-item>
            <text:list-item>
              <text:p text:style-name="P80">Listview and Model</text:p>
            </text:list-item>
            <text:list-item>
              <text:p text:style-name="P80">TreeviewWidget</text:p>
            </text:list-item>
            <text:list-item>
              <text:p text:style-name="P80">Treeview and Model</text:p>
            </text:list-item>
          </text:list>
        </text:list-item>
        <text:list-item>
          <text:p text:style-name="P10">Advanced</text:p>
        </text:list-item>
      </text:list>
      <text:p text:style-name="P2"/>
      <text:p text:style-name="P4"><text:soft-page-break/>QML</text:p>
      <text:list xml:id="list120509484565658" text:continue-numbering="true" text:style-name="L1">
        <text:list-item>
          <text:p text:style-name="P9">Beginner</text:p>
        </text:list-item>
        <text:list-item>
          <text:p text:style-name="P9">Intermediate</text:p>
        </text:list-item>
        <text:list-item>
          <text:p text:style-name="P9">Advanced</text:p>
        </text:list-item>
      </text:list>
      <text:p text:style-name="P1"/>
      <text:p text:style-name="P4">Qt Embedded</text:p>
      <text:list xml:id="list120509596207395" text:continue-numbering="true" text:style-name="L1">
        <text:list-item>
          <text:p text:style-name="P9">Beginner</text:p>
        </text:list-item>
        <text:list-item>
          <text:p text:style-name="P9">Intermediate</text:p>
        </text:list-item>
        <text:list-item>
          <text:p text:style-name="P9">Advanced</text:p>
        </text:list-item>
      </text:list>
      <text:p text:style-name="P1"/>
      <text:p text:style-name="P5">Qt Masters – each one is a separate class</text:p>
      <text:list xml:id="list6456264027637407430" text:style-name="L2">
        <text:list-item>
          <text:p text:style-name="P35">3D – Use Qt 3d Studio and Blender</text:p>
        </text:list-item>
        <text:list-item>
          <text:p text:style-name="P74">Firebase</text:p>
        </text:list-item>
        <text:list-item>
          <text:p text:style-name="P74">Boost.io</text:p>
        </text:list-item>
        <text:list-item>
          <text:p text:style-name="P81">OpenCV</text:p>
        </text:list-item>
        <text:list-item>
          <text:p text:style-name="P76">Encryption – OpenSSL or Botan</text:p>
        </text:list-item>
        <text:list-item>
          <text:p text:style-name="P76">High performance TCP Server</text:p>
        </text:list-item>
        <text:list-item>
          <text:p text:style-name="P76">Datab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09:59:52.637769011</meta:creation-date>
    <dc:date>2018-07-27T12:04:51.997172990</dc:date>
    <meta:editing-duration>PT6H9M26S</meta:editing-duration>
    <meta:editing-cycles>74</meta:editing-cycles>
    <meta:generator>LibreOffice/5.1.6.2$Linux_X86_64 LibreOffice_project/10m0$Build-2</meta:generator>
    <meta:document-statistic meta:table-count="0" meta:image-count="0" meta:object-count="0" meta:page-count="6" meta:paragraph-count="236" meta:word-count="630" meta:character-count="3017" meta:non-whitespace-character-count="2843"/>
  </office:meta>
</office:document-meta>
</file>